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/>
    <style:style style:name="P18" style:parent-style-name="Základnítext" style:family="paragraph"/>
    <style:style style:name="P19" style:parent-style-name="Základnítext" style:family="paragraph">
      <style:paragraph-properties fo:margin-left="0.25in">
        <style:tab-stops/>
      </style:paragraph-properties>
    </style:style>
    <style:style style:name="P20" style:parent-style-name="Základnítext" style:family="paragraph">
      <style:paragraph-properties fo:margin-left="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/2019<text:bookmark-end text:name="Text14"/></text:p>
            <text:p text:style-name="Normální">KVOP-1441/2019<text:bookmark-end text:name="Text2"/></text:p>
            <text:p text:style-name="Normální"><text:bookmark-start text:name="Text6"/>25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gA. et Mgr. art. J. S.</text:p>
            <text:p text:style-name="Normální">E-mail:<text:s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dne 9. ledna 2019 byla do Kanceláře veřejného ochránce práv doručena Vaše žádost podle zákona č. 106/1999 Sb., o svobodném přístupu k informacím, ve znění pozdějších předpisů, kterou<text:s/>žádáte poskytnutí zprávy o šetření veřejného ochránce práv ze dne 19. prosince 2013, sp.zn. 4123/2013/VOP/PPK. Dále<text:s/>jste se e-mailovým podáním ze dne 23. ledna 2019 obrátila na právníka Kanceláře veřejného ochránce práv Mgr. Pavla Půčka a požádala jste jej rovněž o sdělení, jak „kauza“ sp.zn. 4123/2013/VOP/PPK „dopadla“.<text:s/></text:p>
      <text:p text:style-name="Základnítext">Ve smyslu zákona o svobodném přístupu k informacím,<text:s/><text:span text:style-name="Silné">se poskytují<text:s/></text:span><text:span text:style-name="Silné">po nezbytné anonymizaci v rozsahu jména a příjmení stěžovatele, adresy jeho bydliště a identifikačních údajů ke stavbě,</text:span><text:span text:style-name="Silné"><text:s/></text:span><text:span text:style-name="Silné">níže uvedené informace</text:span>:</text:p>
      <text:list text:style-name="LFO11" text:continue-numbering="true">
        <text:list-item>
          <text:p text:style-name="P17">Zpráva o šetření zástupce veřejné ochránkyně práv JUDr. Stanislava Křečka ze dne 19. prosince 2013, sp.zn.<text:s/>4123/2013/VOP/PPK.<text:s/></text:p>
        </text:list-item>
        <text:list-item>
          <text:p text:style-name="P18">Vyrozumění stěžovatele o ukončení šetření ze dne 18. března 2014, sp.zn. 4123/2013/VOP/PPK.<text:s/></text:p>
        </text:list-item>
      </text:list>
      <text:p text:style-name="P19"/>
      <text:p text:style-name="P20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64IQ*</text:span>*KVOPX00964IQ*</text:p>
        <text:p text:style-name="P12"><text:span text:style-name="T13">KVOPX00964IQ</text:span>KVOPX00964I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05T10:52:00Z</meta:creation-date>
    <dc:date>2019-03-05T10:52:00Z</dc:date>
    <meta:print-date>2019-01-25T09:47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97" meta:character-count="1358" meta:row-count="9" meta:non-whitespace-character-count="1163"/>
  </office:meta>
</office:document-meta>
</file>